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8DE000000AAE1484D2DBDF03D2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margin-top="0cm" fo:margin-bottom="0cm" loext:contextual-spacing="true"/>
    </style:style>
    <style:style style:name="P2" style:family="paragraph" style:parent-style-name="Heading_20_1">
      <style:paragraph-properties fo:margin-top="0cm" fo:margin-bottom="0cm" loext:contextual-spacing="true"/>
      <style:text-properties style:font-name="Calibri" fo:language="nn" fo:country="NO"/>
    </style:style>
    <style:style style:name="P3" style:family="paragraph" style:parent-style-name="Heading_20_1" style:master-page-name="Standard">
      <style:paragraph-properties fo:margin-top="0cm" fo:margin-bottom="0cm" loext:contextual-spacing="true" style:page-number="auto"/>
    </style:style>
    <style:style style:name="P4" style:family="paragraph" style:parent-style-name="Heading_20_1">
      <style:paragraph-properties fo:margin-top="0.494cm" fo:margin-bottom="0.494cm" loext:contextual-spacing="true" fo:line-height="115%"/>
      <style:text-properties fo:color="#252525" style:font-name="Calibri" fo:font-size="12pt" fo:language="fi" fo:country="FI" fo:font-weight="normal" style:font-size-asian="12pt" style:font-weight-asian="normal" style:font-size-complex="12pt"/>
    </style:style>
    <style:style style:name="P5" style:family="paragraph" style:parent-style-name="Heading_20_1">
      <style:paragraph-properties fo:margin-top="0.494cm" fo:margin-bottom="0.353cm" loext:contextual-spacing="true" fo:line-height="115%"/>
    </style:style>
    <style:style style:name="P6" style:family="paragraph" style:parent-style-name="Heading_20_1">
      <style:paragraph-properties fo:margin-top="0.494cm" fo:margin-bottom="0.353cm" loext:contextual-spacing="true" fo:line-height="115%"/>
      <style:text-properties fo:color="#252525" style:font-name="Calibri" fo:font-size="12pt" fo:language="fi" fo:country="FI" fo:font-weight="normal" style:font-size-asian="12pt" style:font-weight-asian="normal" style:font-size-complex="12pt"/>
    </style:style>
    <style:style style:name="P7" style:family="paragraph" style:parent-style-name="Heading_20_1">
      <style:paragraph-properties fo:margin-top="0.494cm" fo:margin-bottom="0.353cm" loext:contextual-spacing="true" fo:line-height="115%"/>
      <style:text-properties style:font-name="Calibri" fo:font-size="12pt" fo:language="nn" fo:country="NO" fo:font-weight="normal" style:font-size-asian="12pt" style:font-weight-asian="normal" style:font-size-complex="12pt"/>
    </style:style>
    <style:style style:name="P8" style:family="paragraph" style:parent-style-name="Heading_20_1">
      <style:paragraph-properties fo:margin-top="0.494cm" fo:margin-bottom="0.212cm" loext:contextual-spacing="true" fo:line-height="115%" fo:break-before="page"/>
    </style:style>
    <style:style style:name="P9" style:family="paragraph" style:parent-style-name="Normal_20__28_Web_29_">
      <loext:graphic-properties draw:fill="solid" draw:fill-color="#ffffff"/>
      <style:paragraph-properties fo:margin-top="0cm" fo:margin-bottom="0.212cm" loext:contextual-spacing="true" fo:line-height="115%" fo:background-color="#ffffff"/>
      <style:text-properties fo:color="#252525" style:font-name="Calibri" fo:language="fi" fo:country="FI"/>
    </style:style>
    <style:style style:name="P10" style:family="paragraph" style:parent-style-name="Normal_20__28_Web_29_">
      <loext:graphic-properties draw:fill="solid" draw:fill-color="#ffffff"/>
      <style:paragraph-properties fo:margin-top="0cm" fo:margin-bottom="0.212cm" loext:contextual-spacing="true" fo:line-height="115%" fo:background-color="#ffffff"/>
      <style:text-properties fo:color="#252525" style:font-name="Calibri"/>
    </style:style>
    <style:style style:name="P11" style:family="paragraph" style:parent-style-name="Normal_20__28_Web_29_">
      <loext:graphic-properties draw:fill="solid" draw:fill-color="#ffffff"/>
      <style:paragraph-properties fo:margin-top="0cm" fo:margin-bottom="0.212cm" loext:contextual-spacing="true" fo:line-height="115%" fo:background-color="#ffffff"/>
    </style:style>
    <style:style style:name="P12" style:family="paragraph" style:parent-style-name="Normal_20__28_Web_29_">
      <loext:graphic-properties draw:fill="solid" draw:fill-color="#ffffff"/>
      <style:paragraph-properties fo:margin-top="0cm" fo:margin-bottom="0.476cm" loext:contextual-spacing="true" fo:line-height="115%" fo:background-color="#ffffff"/>
      <style:text-properties fo:color="#252525" style:font-name="Calibri" fo:language="fi" fo:country="FI"/>
    </style:style>
    <style:style style:name="P13" style:family="paragraph" style:parent-style-name="Normal_20__28_Web_29_">
      <loext:graphic-properties draw:fill="solid" draw:fill-color="#ffffff"/>
      <style:paragraph-properties fo:margin-top="0cm" fo:margin-bottom="0.476cm" loext:contextual-spacing="true" fo:line-height="115%" fo:background-color="#ffffff"/>
      <style:text-properties fo:color="#252525" style:font-name="Calibri" fo:language="fi" fo:country="FI" fo:font-weight="bold" style:font-weight-asian="bold"/>
    </style:style>
    <style:style style:name="P14" style:family="paragraph" style:parent-style-name="Normal_20__28_Web_29_">
      <loext:graphic-properties draw:fill="solid" draw:fill-color="#ffffff"/>
      <style:paragraph-properties fo:margin-top="0cm" fo:margin-bottom="0.476cm" loext:contextual-spacing="true" fo:line-height="115%" fo:background-color="#ffffff"/>
      <style:text-properties fo:color="#252525" style:font-name="Calibri" fo:language="nn" fo:country="NO"/>
    </style:style>
    <style:style style:name="P15" style:family="paragraph" style:parent-style-name="Normal_20__28_Web_29_">
      <loext:graphic-properties draw:fill="solid" draw:fill-color="#ffffff"/>
      <style:paragraph-properties fo:margin-top="0cm" fo:margin-bottom="0.476cm" loext:contextual-spacing="true" fo:line-height="150%" fo:background-color="#ffffff"/>
      <style:text-properties fo:color="#252525" style:font-name="Calibri" fo:font-weight="bold" style:font-weight-asian="bold"/>
    </style:style>
    <style:style style:name="P16" style:family="paragraph" style:parent-style-name="Normal_20__28_Web_29_">
      <loext:graphic-properties draw:fill="solid" draw:fill-color="#ffffff"/>
      <style:paragraph-properties fo:margin-top="0cm" fo:margin-bottom="0.476cm" loext:contextual-spacing="true" fo:line-height="150%" fo:background-color="#ffffff"/>
      <style:text-properties fo:color="#252525" style:font-name="Calibri"/>
    </style:style>
    <style:style style:name="P17" style:family="paragraph" style:parent-style-name="Normal_20__28_Web_29_">
      <loext:graphic-properties draw:fill="solid" draw:fill-color="#ffffff"/>
      <style:paragraph-properties fo:margin-top="0cm" fo:margin-bottom="0.476cm" loext:contextual-spacing="true" fo:line-height="115%" fo:background-color="#ffffff"/>
    </style:style>
    <style:style style:name="P18" style:family="paragraph" style:parent-style-name="Normal_20__28_Web_29_">
      <loext:graphic-properties draw:fill="solid" draw:fill-color="#ffffff"/>
      <style:paragraph-properties fo:margin-top="0cm" fo:margin-bottom="0.476cm" loext:contextual-spacing="true" fo:line-height="115%" fo:background-color="#ffffff"/>
      <style:text-properties style:font-name="Calibri" fo:language="fi" fo:country="FI"/>
    </style:style>
    <style:style style:name="P19" style:family="paragraph" style:parent-style-name="Normal_20__28_Web_29_">
      <loext:graphic-properties draw:fill="solid" draw:fill-color="#ffffff"/>
      <style:paragraph-properties fo:margin-top="0cm" fo:margin-bottom="0.476cm" loext:contextual-spacing="true" fo:line-height="150%" fo:background-color="#ffffff"/>
    </style:style>
    <style:style style:name="P20" style:family="paragraph" style:parent-style-name="Standard">
      <style:paragraph-properties fo:margin-top="0cm" fo:margin-bottom="0.282cm" loext:contextual-spacing="true" fo:line-height="150%"/>
      <style:text-properties fo:font-size="12pt" style:font-size-asian="12pt" style:font-name-complex="Times New Roman1" style:font-size-complex="12pt"/>
    </style:style>
    <style:style style:name="P21" style:family="paragraph" style:parent-style-name="Standard">
      <style:paragraph-properties fo:margin-top="0cm" fo:margin-bottom="0cm" loext:contextual-spacing="false" fo:line-height="100%"/>
      <style:text-properties fo:font-size="24pt" fo:language="nn" fo:country="NO" fo:font-weight="bold" style:letter-kerning="true" style:font-name-asian="Times New Roman1" style:font-size-asian="24pt" style:language-asian="nb" style:country-asian="NO" style:font-weight-asian="bold" style:font-name-complex="Times New Roman1" style:font-size-complex="24pt" style:font-weight-complex="bold"/>
    </style:style>
    <style:style style:name="T1" style:family="text">
      <style:text-properties fo:color="#252525" style:font-name="Calibri" fo:font-size="12pt" fo:language="nn" fo:country="NO" fo:font-weight="normal" style:font-size-asian="12pt" style:font-weight-asian="normal" style:font-size-complex="12pt"/>
    </style:style>
    <style:style style:name="T2" style:family="text">
      <style:text-properties fo:color="#252525" style:font-name="Calibri" fo:font-size="12pt" fo:language="fi" fo:country="FI" fo:font-weight="normal" style:font-size-asian="12pt" style:font-weight-asian="normal" style:font-size-complex="12pt"/>
    </style:style>
    <style:style style:name="T3" style:family="text">
      <style:text-properties fo:color="#252525" style:font-name="Calibri" fo:font-size="16pt" fo:language="fi" fo:country="FI" style:font-size-asian="16pt" style:font-size-complex="16pt"/>
    </style:style>
    <style:style style:name="T4" style:family="text">
      <style:text-properties fo:color="#252525" style:font-name="Calibri" fo:language="fi" fo:country="FI"/>
    </style:style>
    <style:style style:name="T5" style:family="text">
      <style:text-properties fo:color="#252525" style:font-name="Calibri" fo:language="fi" fo:country="FI" fo:font-weight="bold" style:font-weight-asian="bold" style:font-weight-complex="bold"/>
    </style:style>
    <style:style style:name="T6" style:family="text">
      <style:text-properties fo:color="#252525" style:font-name="Calibri" fo:language="fi" fo:country="FI" fo:font-weight="bold" style:font-weight-asian="bold"/>
    </style:style>
    <style:style style:name="T7" style:family="text">
      <style:text-properties fo:color="#252525" style:font-name="Calibri" fo:language="nn" fo:country="NO"/>
    </style:style>
    <style:style style:name="T8" style:family="text">
      <style:text-properties fo:color="#252525" style:font-name="Calibri" fo:language="nn" fo:country="NO" fo:font-weight="bold" style:font-weight-asian="bold"/>
    </style:style>
    <style:style style:name="T9" style:family="text">
      <style:text-properties fo:color="#252525" style:font-name="Calibri"/>
    </style:style>
    <style:style style:name="T10" style:family="text">
      <style:text-properties fo:color="#252525" style:font-name="Calibri" fo:font-weight="bold" style:font-weight-asian="bold"/>
    </style:style>
    <style:style style:name="T11" style:family="text">
      <style:text-properties style:font-name="Calibri" fo:language="nn" fo:country="NO"/>
    </style:style>
    <style:style style:name="T12" style:family="text">
      <style:text-properties style:font-name="Calibri" fo:language="fi" fo:country="FI"/>
    </style:style>
    <style:style style:name="T13" style:family="text">
      <style:text-properties style:font-name="Calibri" fo:language="fi" fo:country="FI" fo:font-weight="bold" style:font-weight-asian="bold"/>
    </style:style>
    <style:style style:name="T14" style:family="text">
      <style:text-properties style:font-name="Calibri" fo:language="fi" fo:country="FI" style:text-underline-style="solid" style:text-underline-width="auto" style:text-underline-color="font-color"/>
    </style:style>
    <style:style style:name="T15" style:family="text">
      <style:text-properties style:font-name="Calibri" fo:background-color="#ffffff" loext:char-shading-value="0"/>
    </style:style>
    <style:style style:name="T16" style:family="text">
      <style:text-properties style:font-name="Calibri"/>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span text:style-name="T1">Vadsø museum – Ruija kvenmuseum / Jubileumsseminar</text:span></text:h>
      <text:h text:style-name="P1" text:outline-level="1"><text:span text:style-name="T1">Oversatt til kvensk av Kainun institutti – Kvensk institutt 29.06.2018</text:span></text:h>
      <text:h text:style-name="P2" text:outline-level="1"/>
      <text:h text:style-name="P1" text:outline-level="1"><text:span text:style-name="T11">Juhlaseminaari: «Ota kielen takasin!» </text:span></text:h>
      <text:h text:style-name="P1" text:outline-level="1"><text:span text:style-name="T11">16-17. oktooperikuuta 2018</text:span></text:h>
      <text:h text:style-name="P4" text:outline-level="1"/>
      <text:h text:style-name="P5" text:outline-level="1"><text:span text:style-name="T2">Kväänin kielen tunnustethiin omaksi kieleksi aprillikuussa vuona 2005. Tämän staatuksen myötä tuli tarve normeerata kielen. Se löytyy jonku verran kirjotettua kvääninkielistä tekstiä, muun myötä tuli kväänin kielen grammatikki ulos vuona 2014. Ensinä oon kväänin kieli kuitenki puhuttu kieli. Sitä käytethään julkisissa yhtheyksissä, lasten ja nuoritten prosjektissa, kynstissä ja kulttuurissa.</text:span></text:h>
      <text:h text:style-name="P6" text:outline-level="1"/>
      <text:h text:style-name="P5" text:outline-level="1"><text:span text:style-name="T2">Kväänin kielitingan perustethiin aprillikuussa 2008, ja se teki päätöksiä Kväänin kieliraatile. Kväänin kieliraati, minkä olthiin perustettu jo aijemin, käsitteli kielen normeerinkikysymyksiä, ja Kväänin kielitinka teki niitten pohjalta päätöksiä. Sitte nämät päätökset otethiin käytthöön kielen eistämistyössä. Kieliraati oli toimessa vuoen 2010 lopphuun saakka. Nyt Kväänin kielitinka oon ylimäinen orgaani kväänin kielen kielikysymyksissä. </text:span></text:h>
      <text:h text:style-name="P6" text:outline-level="1"/>
      <text:h text:style-name="P5" text:outline-level="1"><text:span text:style-name="T2">Vuona 2018 täyttää kielitinka 10 vuotta. Tässä yhtheyessä haluava Kainun institutti ja Vadsø museum – Ruija kvenmuseum järjestää seminaarin. Seminaarissa met haluama tuua esile kväänikulttuurin eri puolia joissa kieli oon tärkiä. Se oon tärkiä tehä kväänin kielen näkyväksi monissa eri yhtheyksissä. </text:span></text:h>
      <text:h text:style-name="P6" text:outline-level="1"/>
      <text:h text:style-name="P5" text:outline-level="1"><text:span text:style-name="T2">Paikka: </text:span><text:span text:style-name="T1">Grensen 1. Vadsø museum – Ruija kvenmuseum</text:span></text:h>
      <text:h text:style-name="P5" text:outline-level="1"><text:span text:style-name="T1">Arr.:</text:span><text:span text:style-name="T2"> </text:span><text:span text:style-name="T1">Vadsø museum – Ruija kvenmuseum ja Kainun institutti – Kvensk institutt</text:span></text:h>
      <text:p text:style-name="P9"><text:span text:style-name="Strong"/></text:p>
      <text:p text:style-name="P11"><text:span text:style-name="Strong"><text:span text:style-name="T3">Tiistai 16.10</text:span></text:span></text:p>
      <text:p text:style-name="P12"/>
      <text:p text:style-name="P17"><text:span text:style-name="T4">11.00-12.00    Päiväruoka</text:span></text:p>
      <text:p text:style-name="P17"><text:span text:style-name="T4">12.00-12.10     Seminaarin aukasthaan</text:span></text:p>
      <text:p text:style-name="P17"><text:span text:style-name="T7"> </text:span></text:p>
      <text:p text:style-name="P17"><text:soft-page-break/><text:span text:style-name="Strong"><text:span text:style-name="T7">Kielheen satsaus 12.10-14.00</text:span></text:span></text:p>
      <text:p text:style-name="P17"><text:span text:style-name="T7">12.10-12.40    Anne Karin Olli, Staatinsekretääri KMD</text:span></text:p>
      <text:p text:style-name="P17"><text:span text:style-name="T7">12.40-13.10    Åse Wetås, tirehtööri Språkrådet</text:span></text:p>
      <text:p text:style-name="P17"><text:span text:style-name="T7">13.10-13.30    Trygg Jakola, Kväänin kielitinka/Kainun institutti</text:span></text:p>
      <text:p text:style-name="P14"/>
      <text:p text:style-name="P17"><text:span text:style-name="T7">Kysymyksiä ja kommentaaria johatteluihin </text:span></text:p>
      <text:p text:style-name="P14"/>
      <text:p text:style-name="P17"><text:span text:style-name="T7">14.00-14.30   Kaffipaussi</text:span></text:p>
      <text:p text:style-name="P17"><text:span text:style-name="T7"> </text:span></text:p>
      <text:p text:style-name="P17"><text:span text:style-name="Strong"><text:span text:style-name="T7">Kulttuuri ja esit</text:span></text:span><text:span text:style-name="Strong"><text:span text:style-name="T4">tävä </text:span></text:span><text:span text:style-name="Strong"><text:span text:style-name="T7">kynsti 14.30-18.00</text:span></text:span></text:p>
      <text:p text:style-name="P17"><text:span text:style-name="T7">14.30-15.00    Pål Vegard Eriksen: Kvääniteatteri</text:span></text:p>
      <text:p text:style-name="P17"><text:span text:style-name="T7">15.00-16.45    Merete Eidstø Kristiansen, KI ja Rønnaug Ryssdal, FFK: Kvääninkielinen litteratuuri ja kvääninkielinen biblioteekkipalvelu</text:span></text:p>
      <text:p text:style-name="P14"/>
      <text:p text:style-name="P17"><text:span text:style-name="T7">16.45-17.00    Kaffipaussi</text:span></text:p>
      <text:p text:style-name="P14"/>
      <text:p text:style-name="P17"><text:span text:style-name="T7">17.00-17.30    Sonja Siltala FFK: Kväänikynsti</text:span></text:p>
      <text:p text:style-name="P17"><text:span text:style-name="T7">17.30-18.00    Kväänifilmi: Kristin Nikolaysen</text:span></text:p>
      <text:p text:style-name="P17"><text:span text:style-name="T7">18.00 -18.30   Laulu ja musikki / Kirjan lanseeraus: Reidar Bakke</text:span></text:p>
      <text:p text:style-name="P17"><text:span text:style-name="Strong"><text:span text:style-name="T7"> </text:span></text:span></text:p>
      <text:p text:style-name="P17"><text:span text:style-name="Strong"><text:span text:style-name="T4">20.00 Fästimurkina</text:span></text:span></text:p>
      <text:p text:style-name="P17"><text:span text:style-name="T4">Musikkia: Beddari-Nilsen</text:span></text:p>
      <text:p text:style-name="P17"><text:soft-page-break/><text:span text:style-name="T4"> </text:span></text:p>
      <text:p text:style-name="P12"/>
      <text:p text:style-name="P17"><text:span text:style-name="Strong"><text:span text:style-name="T3">Onsdag 17.10</text:span></text:span></text:p>
      <text:p text:style-name="P12"/>
      <text:p text:style-name="P17"><text:span text:style-name="Strong"><text:span text:style-name="T4">Työ lasten ja nuoritten kans 08.30-10.30</text:span></text:span></text:p>
      <text:p text:style-name="P17"><text:span text:style-name="T7">08.30-09.00    Anna-Kaisa Räisänen: Kväänin kielipesä</text:span></text:p>
      <text:p text:style-name="P17"><text:span text:style-name="T7">09.00-09.30    Gyrid Øyen: Kvääniviikko</text:span></text:p>
      <text:p text:style-name="P17"><text:span text:style-name="T7">09.30-10.00    Trygve Beddari ja Anne Margareth Nilsen: Laulu ja musikki lasten ja nuoritten kans</text:span></text:p>
      <text:p text:style-name="P17"><text:span text:style-name="T7">10.00-10.30<text:tab/></text:span><text:span text:style-name="T11">Ann-Mari Isaksen: Kväänin kielen koulugrammatikin lanseerathaan</text:span></text:p>
      <text:p text:style-name="P12"/>
      <text:p text:style-name="P17"><text:span text:style-name="T4">10.30-10.45    Kaffepaussi</text:span></text:p>
      <text:p text:style-name="P17"><text:span text:style-name="T7"> </text:span></text:p>
      <text:p text:style-name="P17"><text:span text:style-name="Strong"><text:span text:style-name="T7">Kieli ja paikka</text:span></text:span></text:p>
      <text:p text:style-name="P17"><text:span text:style-name="T7">10.45-11.15    Katriina Pedersen: Kvääninkieliset paikannimet</text:span></text:p>
      <text:p text:style-name="P17"><text:span text:style-name="T7"> </text:span></text:p>
      <text:p text:style-name="P17"><text:span text:style-name="Strong"><text:span text:style-name="T4">Debatti: Suunta etheenkäsin 11.15-12.00</text:span></text:span></text:p>
      <text:p text:style-name="P17"><text:span text:style-name="Strong"><text:span text:style-name="T4"> </text:span></text:span></text:p>
      <text:p text:style-name="P17"><text:span text:style-name="T4">12.00-13.00<text:tab/>Päiväruoka</text:span></text:p>
      <text:p text:style-name="P17"><text:span text:style-name="T4"> </text:span></text:p>
      <text:p text:style-name="P17"><text:span text:style-name="T4"> </text:span></text:p>
      <text:p text:style-name="P17"><text:span text:style-name="Strong"><text:span text:style-name="T4">Ota kontaktin</text:span></text:span></text:p>
      <text:p text:style-name="P17"><text:soft-page-break/><text:span text:style-name="T7">Vadsø museum – Ruija kvenmuseum</text:span><text:span text:style-name="T8"> </text:span></text:p>
      <text:p text:style-name="P17"><text:span text:style-name="T4">Osastonjohtaja Kaisa Maliniemi </text:span><text:a xlink:type="simple" xlink:href="mailto:kaisa.maliniemi@varangermuseum.no" text:style-name="Internet_20_link" text:visited-style-name="Visited_20_Internet_20_Link"><text:span text:style-name="T12">kaisa.maliniemi@varangermuseum.no</text:span></text:a></text:p>
      <text:p text:style-name="P12"/>
      <text:p text:style-name="P12"/>
      <text:p text:style-name="P17"><text:span text:style-name="T13">Ilmotusfristi oon 1.oktooperikuuta 2018</text:span></text:p>
      <text:p text:style-name="P18"/>
      <text:p text:style-name="P17"><text:span text:style-name="T12">Ei ole osalistumismaksua. Ilmota kans jos aijot olla myötä syömässä </text:span><text:span text:style-name="T4">päiväruokaa 16. ja 17. oktooperikuuta ja fästimurkinaa.</text:span></text:p>
      <text:p text:style-name="P18"/>
      <text:p text:style-name="P17"><text:span text:style-name="T4">Päiväruoka: 210 kr </text:span></text:p>
      <text:p text:style-name="P17"><text:span text:style-name="T4">Fästimurkina: 490 kr</text:span></text:p>
      <text:p text:style-name="P12"/>
      <text:p text:style-name="P17"><text:span text:style-name="T12">Ilmota ittesti myötä </text:span><text:span text:style-name="T14">tässä</text:span><text:span text:style-name="T12">!</text:span></text:p>
      <text:p text:style-name="P13"/>
      <text:p text:style-name="P13"/>
      <text:p text:style-name="P17"><text:span text:style-name="T6">Hotelli</text:span></text:p>
      <text:p text:style-name="P13"/>
      <text:p text:style-name="P17"><text:span text:style-name="T4">Fjordhotellet-hotellissa oon sija konferansin osalistujille. Osalistujat häätyvä itte varata ja maksaa yöttymisen. </text:span><text:span text:style-name="T9">Ringaa Fjordhotellhiin + 47 </text:span><text:a xlink:type="simple" xlink:href="https://www.google.no/search?q=fjordhotellet+vads%C3%B8&amp;rlz=1C1CHZL_noNO679NO679&amp;oq=Fjordhotellet+&amp;aqs=chrome.3.69i57j0l5.10463j1j8&amp;sourceid=chrome&amp;ie=UTF-8" office:target-frame-name="Ring via Hangouts" xlink:show="replace" text:style-name="Internet_20_link" text:visited-style-name="Visited_20_Internet_20_Link"><text:span text:style-name="T15">450 60 345</text:span></text:a><text:span text:style-name="T16">.</text:span></text:p>
      <text:p text:style-name="P15"/>
      <text:p text:style-name="P15"/>
      <text:p text:style-name="P20"/>
      <text:p text:style-name="P10"/>
      <text:h text:style-name="P7" text:outline-level="1"><text:soft-page-break/></text:h>
      <text:p text:style-name="P21"><text:bookmark text:name="_GoBack"/></text:p>
      <text:h text:style-name="P8" text:outline-level="1"><text:span text:style-name="T11">Jubileumsseminar: «Ta språket tilbake!» 16-17. oktober 2018</text:span></text:h>
      <text:p text:style-name="P11"><text:span text:style-name="T9">Kvensk ble anerkjent som eget språk i april 2005. I kjølvannet av en slik status, kom behovet om en normering av språket. Det eksisterer en del skrevet kvensk i dag, blant annet kom kvensk grammatikk ut i 2014. Først og fremst er kvensk et muntlig språk. Det blir brukt i offentlige sammenhenger, prosjekter knyttet til barn og unge, kunst og kultur.</text:span></text:p>
      <text:p text:style-name="P10"/>
      <text:p text:style-name="P11"><text:span text:style-name="T9">Kielitinka/Kvensk språkting ble etablert i april 2008 som et vedtaksorgan til det tidligere etablerte Kieliraati/Kvensk språkråd. Kvensk språkting gjorde vedtak i normeringsspørsmål som ble behandlet i Kvensk språkråd. Enkeltvedtakene ble deretter iverksettes i språkutviklingsarbeidet. Funksjonstiden til språkrådet ble ut i 2010. Deretter fortsatte Kvensk språkting som eneste og øverste organ innen kvenske språkspørsmål.</text:span></text:p>
      <text:p text:style-name="P10"/>
      <text:p text:style-name="P11"><text:span text:style-name="T9">I 2018 fyller språktinget 10 år. I denne forbindelse ønsker Kainun institutt – Kvensk institutt og Vadsø museum – Ruija kvenmuseum å arrangere et seminar.  På seminaret ønsker vi å presentere flere områder innen den kvenske kulturen der språket spiller en viktig rolle. Det er viktig å synliggjøre det kvenske språket i mange forskjellige sammenhenger.</text:span></text:p>
      <text:p text:style-name="P11"><text:span text:style-name="T7">Sted: Grensen 1. Vadsø museum – Ruija kvenmuseum</text:span></text:p>
      <text:p text:style-name="P11"><text:span text:style-name="T7">Arr. Vadsø museum – Ruija kvenmuseum og Kainun institutti – Kvensk institutt</text:span></text:p>
      <text:p text:style-name="P11"><text:span text:style-name="T7"> </text:span></text:p>
      <text:p text:style-name="P11"><text:span text:style-name="Strong"><text:span text:style-name="T9">Tirsdag 16.10</text:span></text:span></text:p>
      <text:p text:style-name="P19"><text:span text:style-name="T9">11.00-12.00    Lunsj</text:span></text:p>
      <text:p text:style-name="P19"><text:span text:style-name="T9">12.00.12.10     Åpning</text:span></text:p>
      <text:p text:style-name="P19"><text:span text:style-name="T7"> </text:span></text:p>
      <text:p text:style-name="P19"><text:span text:style-name="Strong"><text:span text:style-name="T7">Satsing på språk 12.10-14.00</text:span></text:span></text:p>
      <text:p text:style-name="P19"><text:span text:style-name="T7">12.10-12.40    Anne Karin Olli, Statssekretær KMD</text:span></text:p>
      <text:p text:style-name="P19"><text:span text:style-name="T7">12.40-13.10    Åse Wetås, direktør Språkrådet</text:span></text:p>
      <text:p text:style-name="P19"><text:span text:style-name="T7">13.10-13.30    Trygg Jakola, Språktinget/Kvensk institutt</text:span></text:p>
      <text:p text:style-name="P19"><text:span text:style-name="T7">Spørsmål og kommentarer til innledningene</text:span></text:p>
      <text:p text:style-name="P19"><text:span text:style-name="T7">14.00-14.30   Kaffepause</text:span></text:p>
      <text:p text:style-name="P19"><text:span text:style-name="T7"> </text:span></text:p>
      <text:p text:style-name="P19"><text:span text:style-name="Strong"><text:span text:style-name="T7">Kultur og utøvende kunst 14.30-18.00</text:span></text:span></text:p>
      <text:p text:style-name="P19"><text:soft-page-break/><text:span text:style-name="T7">14.30-15.00    Pål Vegard Eriksen: Kvensk teater</text:span></text:p>
      <text:p text:style-name="P19"><text:span text:style-name="T7">15.00-16.45    Merete Eidstø Kristiansen, KI og Rønnaug Ryssdal, FFK: Kvenskspråklig litteratur og kvensk bibliotektjeneste</text:span></text:p>
      <text:p text:style-name="P19"><text:span text:style-name="T7">16.45-17.00    Kaffepause</text:span></text:p>
      <text:p text:style-name="P19"><text:span text:style-name="T7">17.00-17.30    Sonja Siltala FFK: Kvensk kunst</text:span></text:p>
      <text:p text:style-name="P19"><text:span text:style-name="T7">17.30-18.00    Kvensk film: Kristin Nikolaysen</text:span></text:p>
      <text:p text:style-name="P19"><text:span text:style-name="T7">18.00 -18.30   Sang og musikk/Boklansering: Reidar Bakke</text:span></text:p>
      <text:p text:style-name="P19"><text:span text:style-name="Strong"><text:span text:style-name="T7"> </text:span></text:span></text:p>
      <text:p text:style-name="P19"><text:span text:style-name="Strong"><text:span text:style-name="T9">20.00 Festmiddag</text:span></text:span></text:p>
      <text:p text:style-name="P19"><text:span text:style-name="T9">Underholdning: Beddari-Nilsen</text:span></text:p>
      <text:p text:style-name="P19"><text:span text:style-name="T9"> </text:span></text:p>
      <text:p text:style-name="P19"><text:span text:style-name="Strong"><text:span text:style-name="T9">Onsdag 17.10.</text:span></text:span></text:p>
      <text:p text:style-name="P19"><text:span text:style-name="Strong"><text:span text:style-name="T9"> </text:span></text:span></text:p>
      <text:p text:style-name="P19"><text:span text:style-name="Strong"><text:span text:style-name="T9">Barn- og ungdomsarbeid 08.30-10.00</text:span></text:span></text:p>
      <text:p text:style-name="P19"><text:span text:style-name="T7">08.30-09.00    Anna-Kaisa Räisänen: Kvensk språkreir</text:span></text:p>
      <text:p text:style-name="P19"><text:span text:style-name="T7">09.00-09.30    Eskild Johansen: Kvensk dataspill</text:span></text:p>
      <text:p text:style-name="P19"><text:span text:style-name="T7">09.30-10.00    Trygve Beddari og Anne Margareth Nilsen: Sang og musikk med barn og ungdom</text:span></text:p>
      <text:p text:style-name="P19"><text:span text:style-name="T7"> </text:span></text:p>
      <text:p text:style-name="P19"><text:span text:style-name="T7">10.00-10.30    Kaffepause</text:span></text:p>
      <text:p text:style-name="P19"><text:span text:style-name="T7"> </text:span></text:p>
      <text:p text:style-name="P19"><text:span text:style-name="Strong"><text:span text:style-name="T7">Språk og sted</text:span></text:span></text:p>
      <text:p text:style-name="P19"><text:span text:style-name="T7">10.30-11.00    Katriina Pedersen: Kvenske stedsnavn</text:span></text:p>
      <text:p text:style-name="P19"><text:soft-page-break/><text:span text:style-name="T7"> </text:span></text:p>
      <text:p text:style-name="P19"><text:span text:style-name="Strong"><text:span text:style-name="T9">Debatt: Veien videre 11.00-12.00</text:span></text:span></text:p>
      <text:p text:style-name="P19"><text:span text:style-name="Strong"><text:span text:style-name="T9"> </text:span></text:span></text:p>
      <text:p text:style-name="P19"><text:span text:style-name="T9">12.00-13.00 Lunsj</text:span></text:p>
      <text:p text:style-name="P19"><text:span text:style-name="T9"> </text:span></text:p>
      <text:p text:style-name="P19"><text:span text:style-name="T9"> </text:span></text:p>
      <text:p text:style-name="P19"><text:span text:style-name="Strong"><text:span text:style-name="T9">Påmelding</text:span></text:span></text:p>
      <text:p text:style-name="P16"/>
      <text:p text:style-name="P19"><text:span text:style-name="T9">Avdelingsleder Kaisa Maliniemi </text:span><text:a xlink:type="simple" xlink:href="mailto:kaisa.maliniemi@varangermuseum.no" text:style-name="Internet_20_link" text:visited-style-name="Visited_20_Internet_20_Link"><text:span text:style-name="T16">kaisa.maliniemi@varangermuseum.no</text:span></text:a></text:p>
      <text:p text:style-name="P16"/>
      <text:p text:style-name="P19"><text:span text:style-name="T16">Påmeldingsfrist 1.septemper </text:span></text:p>
      <text:p text:style-name="P19"><text:span text:style-name="T16">Ingen deltakeravgift. I forbindelse med påmeldingen ønskes at deltagere gir beskjed om de ønsker å delta på lunsj 16 og 17. oktober og festmiddag.</text:span></text:p>
      <text:p text:style-name="P19"><text:span text:style-name="T9">Lunsj kr</text:span></text:p>
      <text:p text:style-name="P19"><text:span text:style-name="T9">Festmiddag kr</text:span></text:p>
      <text:p text:style-name="P15"/>
      <text:p text:style-name="P19"><text:span text:style-name="T10">Hotell</text:span></text:p>
      <text:p text:style-name="P15"/>
      <text:p text:style-name="P19"><text:span text:style-name="T9">Fjordhotellet er reservert for konferansedeltagere. Konferansedeltagere kan selv ta kontakt med Fjordhotellet: + 47 </text:span><text:a xlink:type="simple" xlink:href="https://www.google.no/search?q=fjordhotellet+vads%C3%B8&amp;rlz=1C1CHZL_noNO679NO679&amp;oq=Fjordhotellet+&amp;aqs=chrome.3.69i57j0l5.10463j1j8&amp;sourceid=chrome&amp;ie=UTF-8" office:target-frame-name="Ring via Hangouts" xlink:show="replace" text:style-name="Internet_20_link" text:visited-style-name="Visited_20_Internet_20_Link"><text:span text:style-name="T15">450 60 345</text:span></text:a><text:span text:style-name="T16"> for rombestilling.</text:span></text:p>
      <text:p text:style-name="P15"/>
      <text:p text:style-name="P15"/>
      <text:p text:style-name="P20"/>
      <text:p text:style-name="Standard"><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false" style:font-name-asian="Times New Roman1" style:font-size-asian="10pt" style:language-asian="nb" style:country-asian="NO"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1pt" fo:language="nb" fo:country="NO" style:letter-kerning="false" style:font-name-asian="Times New Roman1" style:font-size-asian="10pt" style:language-asian="nb" style:country-asian="NO" style:font-name-complex="Times New Roman1" style:font-size-complex="10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nb" style:country-asian="NO" style:font-weight-asian="bold" style:font-name-complex="Times New Roman1" style:font-family-complex="'Times New Roman'" style:font-family-generic-complex="system" style:font-pitch-complex="variable" style:font-size-complex="24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nb" style:country-asian="NO"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Overskrift_20_1_20_Tegn" style:display-name="Overskrift 1 Tegn" style:family="text" style:parent-style-name="Default_20_Paragraph_20_Font">
      <style:text-properties fo:font-size="24pt" fo:font-weight="bold" style:letter-kerning="true" style:font-size-asian="24pt" style:font-weight-asian="bold" style:font-size-complex="24pt" style:font-weight-complex="bold"/>
    </style:style>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Footer"><draw:frame draw:style-name="Mfr1" draw:name="Bilde 1" text:anchor-type="as-char" svg:width="15.24cm" svg:height="1.141cm" draw:z-index="8"><draw:image xlink:href="Pictures/10000201000008DE000000AAE1484D2DBDF03D25.png" xlink:type="simple" xlink:show="embed" xlink:actuate="onLoad" loext:mime-type="image/png"/><svg:desc>bred_osoite1_vari</svg:desc></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irjo Paavalniemi</meta:initial-creator>
    <dc:creator>Pirjo Paavalniemi</dc:creator>
    <meta:editing-cycles>1</meta:editing-cycles>
    <meta:print-date>2007-06-07T11:27:00</meta:print-date>
    <meta:creation-date>2018-06-29T11:45:00</meta:creation-date>
    <dc:date>2018-06-29T11:49:00</dc:date>
    <meta:editing-duration>PT4M</meta:editing-duration>
    <meta:generator>LibreOffice/6.4.6.2$Linux_X86_64 LibreOffice_project/40$Build-2</meta:generator>
    <meta:document-statistic meta:table-count="0" meta:image-count="1" meta:object-count="0" meta:page-count="9" meta:paragraph-count="112" meta:word-count="750" meta:character-count="6057" meta:non-whitespace-character-count="5256"/>
    <meta:user-defined meta:name="AppVersion">16.0000</meta:user-defined>
    <meta:user-defined meta:name="Company">Kvensk Institutt</meta:user-defined>
    <meta:user-defined meta:name="ContentTypeId">0x0101002F0F72F23DC7DC448F06EE35058A96C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mal.dotx" xlink:href=""/>
  </office:meta>
</office:document-meta>
</file>